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.25cm" fo:min-width="3cm" loext:decorative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5cm" svg:height="4.5cm" svg:x="3cm" svg:y="2.2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26T11:11:56.824000000</meta:creation-date>
    <dc:date>2025-03-26T11:13:49.506000000</dc:date>
    <meta:editing-duration>PT1M52S</meta:editing-duration>
    <meta:editing-cycles>1</meta:editing-cycles>
    <meta:document-statistic meta:object-count="1"/>
    <meta:generator>LibreOffice/24.2.5.2$Windows_X86_64 LibreOffice_project/bffef4ea93e59bebbeaf7f431bb02b1a39ee8a59</meta:generator>
  </office:meta>
</office:document-meta>
</file>